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color="#000000" style:font-name="Courier New" fo:font-size="10pt" style:font-name-asian="Courier New" style:font-size-asian="10pt" style:font-name-complex="Courier New" style:font-size-complex="10pt"/>
    </style:style>
    <style:style style:name="P5" style:family="paragraph" style:parent-style-name="Standard">
      <style:paragraph-properties fo:text-align="start"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 style:family="paragraph" style:parent-style-name="Standard">
      <style:paragraph-properties fo:text-align="start" style:justify-single-word="fals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paragraph-properties fo:text-align="start" style:justify-single-word="fals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0" style:family="paragraph" style:parent-style-name="Standard">
      <style:paragraph-properties fo:text-align="start" style:justify-single-word="fals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xGrid -&gt; Lucene Mapping and LexBIG</text:p>
      <text:p text:style-name="P1">Documentation Version 1.2</text:p>
      <text:p text:style-name="P1">1/10/07</text:p>
      <text:p text:style-name="P1">Dan Armbrust </text:p>
      <text:p text:style-name="P2"/>
      <text:p text:style-name="P3">Lucene Overview</text:p>
      <text:p text:style-name="P2">First, a brief Lucene structure overview. <text:s/>Lucene indexes what it calls documents. <text:s/>A document is made up of fields. <text:s/>In general, Lucene only indexes text – or strings. <text:s/>If you want to use Lucene to index other formats of data (booleans, integers, etc) you have to do some work on your own to decide how you will format these. <text:s/>So, you have to decide on the layout of the documents (what fields to use, etc), and build the document objects to pass into Lucene. <text:s/>The second piece that you have to provide to Lucene is an analyzer. <text:s/>The analyzer is responsible for breaking up the text in each of the document fields into individual tokens. <text:s/>Tokens are the smallest piece of information that you can search for (although you can use wildcards to match on portions of a token). <text:s/>You can also use a different analyzer for each field that you provide – so they can be treated differently. <text:s/>However, at search time – your search analyzer must match your indexing tokenizer in order to get good results.</text:p>
      <text:p text:style-name="P2"/>
      <text:p text:style-name="P3">The Mapping</text:p>
      <text:p text:style-name="P2">Our indexer code reads LexGrid data from either SQL or LDAP (it would be nice to have an EMF reader as well... but that hasn't happened yet). <text:s/>The reader code needs to assemble the concept information so that it can call this method:</text:p>
      <text:p text:style-name="P2"/>
      <text:p text:style-name="P4"><text:span text:style-name="T1">protected void addConcept(String codingSchemeName, String codingSchemeId, String conceptCode, String propertyType, String property, String propertyValue, Boolean isActive, String presentationFormat, String language, Boolean isPreferred, String conceptStatus, String propertyId, String degreeOfFidelity, Boolean matchIfNoContext, String representationalForm, </text:span>String[] sources, String[] usageContexts, Qualifier[] qualifiers<text:span text:style-name="T1">)</text:span></text:p>
      <text:p text:style-name="P5"/>
      <text:p text:style-name="P5">Every time you call this method, it creates a Lucene document out of this information. <text:s/><text:span text:style-name="T2">When you have a concept code with many presentations, definitions, etc – you will call this method once with each and every presentation. <text:s/>So each presentation becomes a document by itself. <text:s/>This is all of the information from LexGrid that is currently stored in the index. <text:s/>When the Boolean parameters are indexed, they are stored as a 'T' or an 'F', if supplied. <text:s/>The items that are passed in as arrays get special treatment – described later. </text:span></text:p>
      <text:p text:style-name="P6"/>
      <text:p text:style-name="P6"/>
      <text:p text:style-name="P7">Variables -&gt; Lucene Document Field Names</text:p>
      <text:p text:style-name="P6">When you construct a field, you have to decide if it will be analyzed (broken into multiple tokens by the analyzer, or indexed as a single token), stored (Lucene can only tell you if a document matched the query if you don't store the value – it can't reconstruct the value from the index), and indexed (you can instruct it to only store the value – useful if you want to shove a picture or something into the index)</text:p>
      <text:p text:style-name="P6"/>
      <text:p text:style-name="P6">In general, I don't tokenize fields that I only need to do exact matches on. <text:s/>I store one copy of each of the fields (although, at runtime, I don't need to be able to retrieve all of this information – it doesn't really affect the speed of runtime query performance to store extra information in the index – it just increases the size of the index – and it is very useful for debugging)</text:p>
      <text:p text:style-name="P6"/>
      <text:p text:style-name="P6">Here is the breakdown of the lucene fields that I am creating. <text:s/>We have the input variable name, followed by the corresponding lucene field name, followed by a key for Stored (S) and Tokenized (T). <text:s/>All of the fields are indexed. <text:s/>Some fields which are not Tokenized are still lowercased – these are identified with a (LC).</text:p>
      <text:p text:style-name="P6"/>
      <text:p text:style-name="P6">A recent addition to the indexer overrides the 'Stored (S)' flags below when the indexer is used through the LexBIG API. <text:s/>The LexBIG API only requires the fields codingSchemeId and conceptCode to be stored – none of the others need to be stored for use by LexBIG. <text:s/>So, with this new LexBIG option set, only those two fields are stored. <text:s/>If the override option is not set – then the fields are stored as specified below. <text:s/>This change reduces the size of the LexBIG indexes by 40-60%.</text:p>
      <text:p text:style-name="P6"/>
      <text:p text:style-name="P6">The following fields are required:</text:p>
      <text:p text:style-name="P6"/>
      <text:p text:style-name="P6">codingSchemeName -&gt; “codingSchemeName” S</text:p>
      <text:p text:style-name="P6">codingSchemeId -&gt; “codingSchemeId” S</text:p>
      <text:p text:style-name="P6">conceptCode -&gt; “conceptCodeTokenized” T</text:p>
      <text:p text:style-name="P6">conceptCode -&gt; “conceptCode” S</text:p>
      <text:p text:style-name="P6">conceptCode -&gt; “conceptCodeLC” LC</text:p>
      <text:p text:style-name="P6">property -&gt; “property” S</text:p>
      <text:p text:style-name="P6">language -&gt; “language” S</text:p>
      <text:p text:style-name="P6"/>
      <text:p text:style-name="P6">propertyType is special – if it is not supplied, it is automatically set to textualPresentation, definition, comment, instruction, or property, depending on the value of the property variable.</text:p>
      <text:p text:style-name="P6">propertyType -&gt; “propertyType” S </text:p>
      <text:p text:style-name="P6"/>
      <text:p text:style-name="P6">The following fields are optional – only added if the provided values are non-null:</text:p>
      <text:p text:style-name="P6">propertyValue -&gt; “propertyValue” ST</text:p>
      <text:p text:style-name="P6">propertyValue -&gt;(lowercased)-&gt; “untokenizedLCPropertyValue” <text:s/>LC</text:p>
      <text:p text:style-name="P6">*If normalization enabled* - propertyValue -&gt; “norm_propertyValue” T</text:p>
      <text:p text:style-name="P6">*If doubleMetaphone enabled* - propertyValue -&gt; “dm_propertyValue” T</text:p>
      <text:p text:style-name="P6">*If stemming enabled* - propertyValue -&gt; “stem_propertyValue” T</text:p>
      <text:p text:style-name="P6">isActive -&gt; “isActive” S</text:p>
      <text:p text:style-name="P6">isPreferred -&gt; “isPreferred” S</text:p>
      <text:p text:style-name="P6">presentationFormat -&gt; “presentationFormat” S</text:p>
      <text:p text:style-name="P6">conceptStatus -&gt; “conceptStatus” S</text:p>
      <text:p text:style-name="P6">propertyId -&gt; “propertyId” S</text:p>
      <text:p text:style-name="P6">degreeOfFidelity -&gt; “degreeOfFidelity” S</text:p>
      <text:p text:style-name="P6">representationalForm -&gt; “representationalForm” S</text:p>
      <text:p text:style-name="P6">matchIfNoContext -&gt; “matchIfNoContext” S</text:p>
      <text:p text:style-name="P6">sources -&gt; “sources” S T*</text:p>
      <text:p text:style-name="P6">usageContexts -&gt; “usageContexts” S T*</text:p>
      <text:p text:style-name="P6">qualifiers -&gt; “qualifiers” S T**</text:p>
      <text:p text:style-name="P6"/>
      <text:p text:style-name="P6">And finally:</text:p>
      <text:p text:style-name="P6">A “fields” field is added to the document which contains a list of fields that are present in this document. <text:s/>This allows you to search for documents that contain (or don't contain) a particular field.</text:p>
      <text:p text:style-name="P6"/>
      <text:p text:style-name="P6">A “UNIQUE_DOCUMENT_IDENTIFIER_FIELD” is added to each document – it is populated by the “codingSchemeName” plus a hyphen and a document counter value. <text:s/>This makes it easier to remove documents – since they have a known unique id.</text:p>
      <text:p text:style-name="P6"/>
      <text:p text:style-name="P6">T* - To an end user these are not tokenized – but to lucene, they are. <text:s/>For each of the variables that comes in as a string array – I concatenate them together into a single string with a special character in between each item. <text:s/>Then, they are fed into a custom lucene tokenizer that breaks them up on my special character. <text:s/>This way, you can search for one or more of the supplied array items. <text:s/>But each item from the array is not tokenized at all – so you have to get an exact match on the individual items.</text:p>
      <text:p text:style-name="P6"/>
      <text:p text:style-name="P6">T** - When an array of qualifiers are provided (which are actually name / value pairs) – first I concatenate the qualifier name and the qualifier value with a single character in between them. <text:s/>Then, I take each of these, and concatenate and tokenize them in the same way as the T* items.</text:p>
      <text:p text:style-name="P6"/>
      <text:p text:style-name="P6"/>
      <text:p text:style-name="P7">LexBIG / LexBIO sidetrack</text:p>
      <text:p text:style-name="P6">When you initialize the indexer tool, there is an additional variable that you can set on the indexer – it's called “create boundary documents”. <text:s/>Basically, the LexBIG/LexBIO implementation requires that all presentations for a concept code be added at the same time, before you move on to the next concept code. <text:s/>With the createBoundaryDocuments flag turned on, the indexer tool will automatically create a “boundary document” before it creates the next real document. <text:s/>The boundary document is simply a consistently structured document that allows me to search for it. <text:s/>It serves as a divider between concepts. <text:s/>More later on how this is used by LexBIG / LexBIO. <text:s/>If you are creating indexes that will only be used by CTS, then you don't need the boundary documents.</text:p>
      <text:p text:style-name="P6"/>
      <text:p text:style-name="P6">Boundary document construction:</text:p>
      <text:p text:style-name="P6">“fields” (as defined above)</text:p>
      <text:p text:style-name="P6">“UNIQUE_DOCUMENT_IDENTIFIER_FIELD” (as defined above)</text:p>
      <text:p text:style-name="P6">“codingSchemeName” (same as above)</text:p>
      <text:p text:style-name="P6">“codingSchemeId”(same as above)</text:p>
      <text:p text:style-name="P6">“codeBoundry” - with a value of 'T'</text:p>
      <text:p text:style-name="P6"/>
      <text:p text:style-name="P6">codingSchemeName and codingSchemeId are added to the boundary document to ease erasing an entire coding scheme from an index.</text:p>
      <text:p text:style-name="P6"/>
      <text:p text:style-name="P6"/>
      <text:p text:style-name="P7">Analyzers / Tokenizers</text:p>
      <text:p text:style-name="P8">The default analyzer that we use for indexing is something I call the “WhiteSpaceLowerCaseAnalyzer”. <text:s/>This analyzer splits the text into tokens on white space (as defined by java.lang.Character.isWhiteSpace). <text:s/>In addition to these split points, right now, we are also splitting on the following:</text:p>
      <text:p text:style-name="P9">'-', ';', '(', ')', '{', '}', '[', ']', '&lt;', '&gt;', '|'</text:p>
      <text:p text:style-name="P9"/>
      <text:p text:style-name="P9">The default analyzer also lowercases the text, and removes the following characters:</text:p>
      <text:p text:style-name="P9">',', '.', '/', '\\', '`', '\'', '"', '+', '*', '=', '@', '#', '$', '%', '^', '&amp;', '?', '!'</text:p>
      <text:p text:style-name="P9"/>
      <text:p text:style-name="P9">This analyzer is used on the “conceptCode” and “propertyValue” fields.</text:p>
      <text:p text:style-name="P9"/>
      <text:p text:style-name="P9">If normalization is enabled, then a NormAnalyzer is created. <text:s/>The NormAnalyzer uses the WhiteSpaceLowerCaseAnalyzer to tokenize the text stream first. <text:s/>Then, it feeds each token into LVG Norm. <text:s/>The resulting string(s) are then fed into Lucene as the new tokens. <text:s/>So, if the string “trees” is fed into the analyzer, Lucene will end up indexing “tree”. <text:s/>The NormAnalyzer is used on the “norm_propertyValue” field.</text:p>
      <text:p text:style-name="P4"/>
      <text:p text:style-name="P4">Likewise, if Double Metaphone indexing is enabled – then an EncoderAnalyzer is created. <text:s/>The EncoderAnalyzer uses the WhiteSpaceLowerCase analyzer to break up the text into tokens – and then it feeds the individual tokens into the Apache Commons Codec Double Metaphone Algorithm which returns a short phonetically encoded string – and this string is then fed into Lucene.</text:p>
      <text:p text:style-name="P4"/>
      <text:p text:style-name="P4">Stemming indexing follows the same pattern – </text:p>
      <text:p text:style-name="P4"/>
      <text:p text:style-name="P4"/>
      <text:p text:style-name="P10">Index Usage in LexBIG<text:span text:style-name="T3"> </text:span></text:p>
      <text:p text:style-name="P5">In LexBIG, we turn restrictions (on CodeNodeSets) into Lucene queries. <text:s/>Many of these restrictions are simple mappings – for example, if you specify 'activeOnly', I would add a section to the query which would require the “isActive” field to have a value of 'T'. <text:s/>Nearly all of the untokenized fields are handled this way. <text:s/>Also, “startsWith” and “exactMatch” queries are handled this way. <text:s/>I construct the appropriate query to make these matches against untokenized fields. <text:s/>If the user adds source or usage context restrictions to a query – these are also handled as untokenized items – since the values themselves were not tokenized at indexing time. <text:s/>With property qualifiers, I concatenate the provided name and value together in the same fashion that I did at indexing time – and then generate untokenized queries against the appropriate field.</text:p>
      <text:p text:style-name="P5"/>
      <text:p text:style-name="P5">However – for the more powerful portions of the query (boolean logic within the provided match text, embedded wild cards, etc) – I rely on the Lucene Query Parser. <text:s/>See <text:a xlink:type="simple" xlink:href="http://lucene.apache.org/java/docs/queryparsersyntax.html">http://lucene.apache.org/java/docs/queryparsersyntax.html</text:a> for info on what the Query Parser can handle. <text:s/>The Query parser also requires that you provide it with an Analyzer and a default field - I provide the appropriate Analyzer and field (depending on the type of search algorithm that you select). <text:s/>So, if you ask for a normalized search, I will feed the matchText into a QueryParser with the Norm Analyzer, and the “norm_propertyField” set at the default field. <text:s/>If you ask for the “LuceneQuery” match algorithm, I provide the WhiteSpaceLowerCaseAnalyzer and the “propertyValue” field.</text:p>
      <text:p text:style-name="P5"/>
      <text:p text:style-name="P5"/>
      <text:p text:style-name="P5"/>
      <text:p text:style-name="P5">When I resolve a query, the result from Lucene is a bitSet (an array of bits – either 1 or 0) – with one bit per Lucene document. <text:s/>Each bit will be set to 1 if the document matched the query, or it will be set to 0 if it did not satisfy the query. <text:s/>If the user requests that we sort by score, then I also tell Lucene to collect scores – so then the result is a ScoredBitSet – basically a bit and a corresponding float value for each bit.</text:p>
      <text:p text:style-name="P5"/>
      <text:p text:style-name="P5">Since I'm interested in whether a concept code matched – not a document – I now take advantage of the boundary documents. <text:s/>When the index is first opened, I create a query which matches on all boundary documents. <text:s/>This query returns a bitSet, which represents the positions where one concept codes presentations end and another begins. <text:s/>I cache this bitSet for reuse. <text:s/></text:p>
      <text:p text:style-name="P5"/>
      <text:p text:style-name="P5">By looking at this boundary document bitSet in combination with my user query bitSet, I can rapidly set all of the bits to true for a concept code – if any of its presentations (documents in Lucene) matched. <text:s/>So now, my end result is a bitSet where all of the bits for each concept code that satisfied the query are set to 1.</text:p>
      <text:p text:style-name="P5"/>
      <text:p text:style-name="P5">When an additional restriction is created on a codedNodeSet – the restriction is resolved to a bitSet in the same way as above – then the bitSets are AND'ed together. <text:s/>Scores (if collected) are averaged together.</text:p>
      <text:p text:style-name="P5"/>
      <text:p text:style-name="P5">Up until this point, I'm still in what I call bitSetMode. <text:s/>When I am resolving a codedNodeSet – I reorganize all of the pending operations so that I can stay in bitSetMode as long as possible – I push all of the restrictions down into the individual code systems (if multiple coding schemes are being unioned together, for example) – move all of the restrictions above the unions, intersections, etc. <text:s/>When I have to do unions, intersections, or differences between CodedNodeSets, I need more information than I can get in bitSetMode.</text:p>
      <text:p text:style-name="P5"/>
      <text:p text:style-name="P5">So, at this point, I resolve the bitSet into a richer object. <text:s/>Using the user query bitSet, and the boundary documents bitSet, I can rapidly jump to each unique concept code that was matched by the query. <text:s/>From the Lucene index, I read the “conceptCode” and “codingSchemeId” fields back out of the index (for one arbitrary document that matched for the given concept code), and store them in a object (along with the codingSchemeVersion of the code system that I am in). <text:s/>If I am collecting scores, then I also store the highest score for a matched concept code.</text:p>
      <text:p text:style-name="P5"/>
      <text:p text:style-name="P5">All of these new objects are then stored in a CodeHolder class. <text:s/>The CodeHolder class knows how to union, intersect, and difference itself with other CodeHolders – so at this point, all other pending operations are executed. <text:s/>The end result is a single CodeHolder, which contains the result that needs to be returned. <text:s/>If the requested sort algorithms can executed with the information contained in the CodeHolder, then a sort is performed here.</text:p>
      <text:p text:style-name="P5"/>
      <text:p text:style-name="P5">If they asked for the entire result to be returned at once, then each of the items in the CodeHolder (which contains only the conceptCode, codingScheme, and version + the score, if requested) is resolved into a ResolvedConceptReference – this is done through a series of SQL calls. <text:s/>If the requested sort algorithms could not be executed above, then the ResolvedConceptReferences are sorted at this point on the ResolvedConceptReference objects.</text:p>
      <text:p text:style-name="P5"/>
      <text:p text:style-name="P5">If they asked for an iterator, then an Iterator object is created which holds the CodeHolder – and the individual ResolvedConceptReferences are resolved from the SQL Server as needed. <text:s/>The only sorting supported with an iterator return is sorting that can be done on the CodeHolder.</text:p>
      <text:p text:style-name="P5"/>
      <text:p text:style-name="P5"/>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Dan Armbrust</meta:initial-creator>
    <meta:creation-date>2006-06-26T14:19:36</meta:creation-date>
    <dc:creator>Dan Armbrust</dc:creator>
    <dc:date>2007-01-31T09:32:04</dc:date>
    <dc:language>en-US</dc:language>
    <meta:editing-cycles>33</meta:editing-cycles>
    <meta:editing-duration>PT20H27M40S</meta:editing-duration>
    <meta:user-defined meta:name="Info 1"/>
    <meta:user-defined meta:name="Info 2"/>
    <meta:user-defined meta:name="Info 3"/>
    <meta:user-defined meta:name="Info 4"/>
    <meta:document-statistic meta:table-count="0" meta:image-count="0" meta:object-count="0" meta:page-count="5" meta:paragraph-count="77" meta:word-count="2256" meta:character-count="14237"/>
  </office:meta>
</office:document-meta>
</file>